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1" style:family="paragraph">
      <style:paragraph-properties fo:margin-left="0cm" fo:margin-right="0cm" fo:margin-top="0.42cm" fo:margin-bottom="0.35cm" fo:text-align="center" fo:text-indent="0cm"/>
    </style:style>
    <style:style style:name="P2" style:family="paragraph">
      <style:paragraph-properties fo:margin-top="0.42cm" fo:margin-bottom="0.35cm"/>
    </style:style>
    <style:style style:name="P3" style:family="paragraph">
      <style:paragraph-properties fo:margin-top="0.42cm" fo:margin-bottom="0.35cm" fo:text-align="start"/>
    </style:style>
    <style:style style:name="P4" style:family="paragraph">
      <loext:graphic-properties draw:fill-color="#ffffff"/>
    </style:style>
    <style:style style:name="P5" style:family="paragraph">
      <loext:graphic-properties draw:fill-color="#ffffff"/>
      <style:paragraph-properties fo:text-align="star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0pt" style:font-size-asian="10pt" style:font-size-complex="10pt"/>
    </style:style>
    <style:style style:name="T3"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 text:style-name="P1"><text:span text:style-name="T1">text-extraction-service</text:span></text:p>
          </draw:text-box>
        </draw:frame>
        <draw:frame presentation:style-name="pr2" draw:text-style-name="P4" draw:layer="layout" svg:width="25.199cm" svg:height="9.134cm" svg:x="1.4cm" svg:y="3.685cm" presentation:class="subtitle" presentation:user-transformed="true">
          <draw:text-box>
            <text:p text:style-name="P2"><text:span text:style-name="T2"><text:a xlink:href="https://github.com/johbar/text-extraction-service#text-extraction-service" xlink:type="simple"/></text:span><text:span text:style-name="T2">TES is a simple Go service for extracting and storing textual content from PDF, RTF and legacy MS Word (.doc) documents.</text:span></text:p>
            <text:p text:style-name="P3"><text:span text:style-name="T3">Status</text:span></text:p>
            <text:p text:style-name="P3"><text:span text:style-name="T2">This started as an exercise in using Golang and cgo. But it is about to be used in production (at least for PDFs). The use case is the fast processing of binary documents for repeated search machine indexation.</text:span></text:p>
            <text:p text:style-name="P3"><text:span text:style-name="T2">The RegEx-based RTF parser is rather inefficient.</text:span></text:p>
            <text:p text:style-name="P3"><text:span text:style-name="T2">Apache </text:span><text:span text:style-name="T2"><text:a xlink:href="https://tika.apache.org/" xlink:type="simple">Tika</text:a></text:span><text:span text:style-name="T2"><text:s/>is definitively a more versatile and mature solution to be considered.</text:span></text:p>
            <text:p text:style-name="P3"><text:span text:style-name="T3"/></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 text:style-name="P1"><text:span text:style-name="T1">Features</text:span></text:p>
          </draw:text-box>
        </draw:frame>
        <draw:frame presentation:style-name="pr2" draw:text-style-name="P5" draw:layer="layout" svg:width="25.199cm" svg:height="9.134cm" svg:x="1.4cm" svg:y="3.685cm" presentation:class="subtitle" presentation:user-transformed="true">
          <draw:text-box>
            <text:list text:style-name="L1">
              <text:list-item>
                <text:p text:style-name="P3"><text:span text:style-name="T2">Support for PDFs, RTFs and legacy MS Word (.doc) files</text:span></text:p>
              </text:list-item>
              <text:list-item>
                <text:p text:style-name="P3"><text:span text:style-name="T2">Support for three runtime-pluggable C/C++ PDF engines </text:span></text:p>
              </text:list-item>
              <text:list-item>
                <text:p text:style-name="P3"><text:span text:style-name="T2">Google Chromium's </text:span><text:span text:style-name="T2"><text:a xlink:href="https://pdfium.googlesource.com/pdfium/" xlink:type="simple">PDFium</text:a></text:span></text:p>
              </text:list-item>
              <text:list-item>
                <text:p text:style-name="P3"><text:span text:style-name="T2">Free Desktops </text:span><text:span text:style-name="T2"><text:a xlink:href="https://poppler.freedesktop.org/" xlink:type="simple">Poppler</text:a></text:span></text:p>
              </text:list-item>
              <text:list-item>
                <text:p text:style-name="P3"><text:span text:style-name="T2">Artifex' </text:span><text:span text:style-name="T2"><text:a xlink:href="https://mupdf.com/" xlink:type="simple">MuPDF</text:a></text:span></text:p>
              </text:list-item>
              <text:list-item>
                <text:p text:style-name="P3"><text:span text:style-name="T2">Optional Dehyphenation of extracted text, specifically for German</text:span></text:p>
              </text:list-item>
              <text:list-item>
                <text:p text:style-name="P3"><text:span text:style-name="T2">Extraction of document metadata (title, author, creation date etc)</text:span></text:p>
              </text:list-item>
              <text:list-item>
                <text:p text:style-name="P3"><text:span text:style-name="T2">Store extracted text and metadata in NATS for faster retrieval</text:span></text:p>
              </text:list-item>
              <text:list-item>
                <text:p text:style-name="P3"><text:span text:style-name="T2">NATS can be embedded or run externally (e.g. as a cluster)</text:span></text:p>
              </text:list-item>
              <text:list-item>
                <text:p text:style-name="P3"><text:span text:style-name="T2">Support for NATS microservice interface</text:span></text:p>
              </text:list-item>
              <text:list-item>
                <text:p text:style-name="P3"><text:span text:style-name="T2">(Experimental) Optical character recognition by </text:span><text:span text:style-name="T2"><text:a xlink:href="https://github.com/tesseract-ocr/" xlink:type="simple">Tesseract OCR</text:a></text:span><text:span text:style-name="T2"><text:s/>(useful for images containing text and scanned PDFs)</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00:15:12.325353939</meta:creation-date>
    <dc:date>2025-02-06T19:16:48.427297402</dc:date>
    <meta:editing-duration>PT4M25S</meta:editing-duration>
    <meta:editing-cycles>3</meta:editing-cycles>
    <meta:generator>LibreOffice/24.2.7.2$Linux_X86_64 LibreOffice_project/420$Build-2</meta:generator>
    <dc:description>This is test data</dc:description>
    <meta:keyword>PDF</meta:keyword>
    <meta:keyword>word</meta:keyword>
    <meta:keyword>document</meta:keyword>
    <meta:keyword>text extraction</meta:keyword>
    <dc:publisher>johbar</dc:publisher>
    <dc:rights>GPL</dc:rights>
    <dc:subject>Text extraction service</dc:subject>
    <dc:title>README of github.com/johbar/text-extraction-service</dc:title>
    <meta:document-statistic meta:object-count="29"/>
  </office:meta>
</office:document-meta>
</file>